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1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d1">
      <style:table-cell-properties style:text-align-source="fix" style:repeat-content="false"/>
      <style:paragraph-properties fo:text-align="start" fo:margin-left="0cm"/>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table:style-name="pd1"/>
        </table:table-row>
        <table:table-row table:style-name="ro1">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table:table-row>
        <table:table-row table:style-name="ro1">
          <table:table-cell office:value-type="string" calcext:value-type="string">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cell/>
        </table:table-row>
        <table:table-row table:style-name="ro1">
          <table:table-cell office:value-type="string" calcext:value-type="string">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table:table-row>
        <table:table-row table:style-name="ro1">
          <table:table-cell office:value-type="string" calcext:value-type="string">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table:table-row>
        <table:table-row table:style-name="ro1">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table:table-row>
        <table:table-row table:style-name="ro1">
          <table:table-cell office:value-type="string" calcext:value-type="string">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table:table-row>
        <table:table-row table:style-name="ro1">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table:table-row>
        <table:table-row table:style-name="ro1">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table:table-row>
        <table:table-row table:style-name="ro1">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table:table-row>
        <table:table-row table:style-name="ro1">
          <table:table-cell office:value-type="string" calcext:value-type="string">
            <text:p>Boa noite, tive um acidente de moto e fui acionar meu seguro só que me falaram que não cobria. <text:s/>Minha apólice 3 33333. Gostaria de mais informações. </text:p>
          </table:table-cell>
          <table:table-cell/>
        </table:table-row>
        <table:table-row table:style-name="ro1">
          <table:table-cell office:value-type="string" calcext:value-type="string">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table:table-row>
        <table:table-row table:style-name="ro1">
          <table:table-cell office:value-type="string" calcext:value-type="string">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table:table-row>
        <table:table-row table:style-name="ro1">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table:table-row>
        <table:table-row table:style-name="ro1">
          <table:table-cell office:value-type="string" calcext:value-type="string">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table:table-row>
        <table:table-row table:style-name="ro1">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table:table-row>
        <table:table-row table:style-name="ro1">
          <table:table-cell office:value-type="string" calcext:value-type="string">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cell/>
        </table:table-row>
        <table:table-row table:style-name="ro1">
          <table:table-cell office:value-type="string" calcext:value-type="string">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table:table-row>
        <table:table-row table:style-name="ro1">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table:table-row>
        <table:table-row table:style-name="ro1">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table:table-row>
        <table:table-row table:style-name="ro1">
          <table:table-cell office:value-type="string" calcext:value-type="string">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table:table-row>
        <table:table-row table:style-name="ro1">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table:table-row>
        <table:table-row table:style-name="ro1">
          <table:table-cell office:value-type="string" calcext:value-type="string">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table:table-row>
        <table:table-row table:style-name="ro1">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table:table-row>
        <table:table-row table:style-name="ro1">
          <table:table-cell office:value-type="string" calcext:value-type="string">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table:table-row>
        <table:table-row table:style-name="ro1">
          <table:table-cell office:value-type="string" calcext:value-type="string">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table:table-row>
        <table:table-row table:style-name="ro1">
          <table:table-cell office:value-type="string" calcext:value-type="string">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table:table-row>
        <table:table-row table:style-name="ro1">
          <table:table-cell office:value-type="string" calcext:value-type="string">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table:table-row>
        <table:table-row table:style-name="ro1">
          <table:table-cell office:value-type="string" calcext:value-type="string">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 </text:p>
          </table:table-cell>
          <table:table-cell/>
        </table:table-row>
        <table:table-row table:style-name="ro1">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table:table-row>
        <table:table-row table:style-name="ro1">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table:table-row>
        <table:table-row table:style-name="ro1">
          <table:table-cell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table:table-row>
        <table:table-row table:style-name="ro1">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table:table-row>
        <table:table-row table:style-name="ro1">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table:table-row>
        <table:table-row table:style-name="ro1">
          <table:table-cell office:value-type="string" calcext:value-type="string">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table:table-row>
        <table:table-row table:style-name="ro1">
          <table:table-cell office:value-type="string" calcext:value-type="string">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cell/>
        </table:table-row>
        <table:table-row table:style-name="ro1">
          <table:table-cell office:value-type="string" calcext:value-type="string">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table:table-row>
        <table:table-row table:style-name="ro1">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cell/>
        </table:table-row>
        <table:table-row table:style-name="ro1">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table:table-row>
        <table:table-row table:style-name="ro1">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table:table-row>
        <table:table-row table:style-name="ro1">
          <table:table-cell office:value-type="string" calcext:value-type="string">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table:table-row>
        <table:table-row table:style-name="ro1">
          <table:table-cell office:value-type="string" calcext:value-type="string">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table:table-row>
        <table:table-row table:style-name="ro1">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table:table-row>
        <table:table-row table:style-name="ro1">
          <table:table-cell office:value-type="string" calcext:value-type="string">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table:table-row>
        <table:table-row table:style-name="ro1">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cell/>
        </table:table-row>
        <table:table-row table:style-name="ro1">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table:table-row>
        <table:table-row table:style-name="ro1">
          <table:table-cell office:value-type="string" calcext:value-type="string">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table:table-row>
        <table:table-row table:style-name="ro1">
          <table:table-cell office:value-type="string" calcext:value-type="string">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table:table-row>
        <table:table-row table:style-name="ro1">
          <table:table-cell office:value-type="string" calcext:value-type="string">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table:table-row>
        <table:table-row table:style-name="ro1">
          <table:table-cell office:value-type="string" calcext:value-type="string">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cell/>
        </table:table-row>
        <table:table-row table:style-name="ro1">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table:table-row>
        <table:table-row table:style-name="ro1">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table:table-row>
        <table:table-row table:style-name="ro1">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table:table-row>
        <table:table-row table:style-name="ro1">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table:table-row>
        <table:table-row table:style-name="ro1">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table:table-row>
        <table:table-row table:style-name="ro1">
          <table:table-cell office:value-type="string" calcext:value-type="string">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table:table-row>
        <table:table-row table:style-name="ro1">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table:table-row>
        <table:table-row table:style-name="ro1">
          <table:table-cell office:value-type="string" calcext:value-type="string">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table:table-row>
        <table:table-row table:style-name="ro1">
          <table:table-cell office:value-type="string" calcext:value-type="string">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table:table-row>
        <table:table-row table:style-name="ro1">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table:table-row>
        <table:table-row table:style-name="ro1">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table:table-row>
        <table:table-row table:style-name="ro1">
          <table:table-cell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table:table-row>
        <table:table-row table:style-name="ro1">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table:table-row>
        <table:table-row table:style-name="ro1">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table:table-row>
        <table:table-row table:style-name="ro1">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table:table-row>
        <table:table-row table:style-name="ro1">
          <table:table-cell office:value-type="string" calcext:value-type="string">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table:table-row>
        <table:table-row table:style-name="ro1">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table:table-row>
        <table:table-row table:style-name="ro1">
          <table:table-cell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table:table-row>
        <table:table-row table:style-name="ro1">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table:table-row>
        <table:table-row table:style-name="ro1">
          <table:table-cell office:value-type="string" calcext:value-type="string">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table:table-row>
        <table:table-row table:style-name="ro1">
          <table:table-cell office:value-type="string" calcext:value-type="string">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table:table-row>
        <table:table-row table:style-name="ro1">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table:table-row>
        <table:table-row table:style-name="ro1">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table:table-row>
        <table:table-row table:style-name="ro1">
          <table:table-cell office:value-type="string" calcext:value-type="string">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table:table-row>
        <table:table-row table:style-name="ro1">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table:table-row>
        <table:table-row table:style-name="ro1">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table:table-row>
        <table:table-row table:style-name="ro1">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table:table-row>
        <table:table-row table:style-name="ro1">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table:table-row>
        <table:table-row table:style-name="ro1">
          <table:table-cell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table:table-row>
        <table:table-row table:style-name="ro1">
          <table:table-cell office:value-type="string" calcext:value-type="string">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table:table-row>
        <table:table-row table:style-name="ro1">
          <table:table-cell office:value-type="string" calcext:value-type="string">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table:table-row>
        <table:table-row table:style-name="ro1">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table:table-row>
        <table:table-row table:style-name="ro1">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table:table-row>
        <table:table-row table:style-name="ro1">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table:table-row>
        <table:table-row table:style-name="ro1">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table:table-row>
        <table:table-row table:style-name="ro1">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table:table-row>
        <table:table-row table:style-name="ro1">
          <table:table-cell office:value-type="string" calcext:value-type="string">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table:table-row>
        <table:table-row table:style-name="ro1">
          <table:table-cell office:value-type="string" calcext:value-type="string">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table:table-row>
        <table:table-row table:style-name="ro1">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table:table-row>
        <table:table-row table:style-name="ro1">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table:table-row>
        <table:table-row table:style-name="ro1">
          <table:table-cell office:value-type="string" calcext:value-type="string">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table:table-row>
        <table:table-row table:style-name="ro1">
          <table:table-cell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table:table-row>
        <table:table-row table:style-name="ro1">
          <table:table-cell office:value-type="string" calcext:value-type="string">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table:table-row>
        <table:table-row table:style-name="ro1">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table:table-row>
        <table:table-row table:style-name="ro1">
          <table:table-cell office:value-type="string" calcext:value-type="string">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table:table-row>
        <table:table-row table:style-name="ro1">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table:table-row>
        <table:table-row table:style-name="ro1">
          <table:table-cell office:value-type="string" calcext:value-type="string">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table:table-row>
        <table:table-row table:style-name="ro1">
          <table:table-cell office:value-type="string" calcext:value-type="string">
            <text:p>Boa tarde. Gostaria de saber se a empresa carsystem atua como seguradora. Tenho o plano plus que é indenizado no caso de não recuperar. Ou se estou pagando pôr algo inválido </text:p>
          </table:table-cell>
          <table:table-cell/>
        </table:table-row>
        <table:table-row table:style-name="ro1">
          <table:table-cell office:value-type="string" calcext:value-type="string">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 </text:p>
          </table:table-cell>
          <table:table-cell/>
        </table:table-row>
        <table:table-row table:style-name="ro1">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table:table-row>
        <table:table-row table:style-name="ro1">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table:table-row>
        <table:table-row table:style-name="ro1">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table:table-row>
        <table:table-row table:style-name="ro1">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table:table-row>
        <table:table-row table:style-name="ro1">
          <table:table-cell office:value-type="string" calcext:value-type="string">
            <text:p>Em caso de pagamento de sinistro (rpibo de veiculo). Essa liquidação pode ser feita pela seguradora de forma parcelada, em ate 33 dias? Por gentileza,aguardo resposta.</text:p>
          </table:table-cell>
          <table:table-cell/>
        </table:table-row>
        <table:table-row table:style-name="ro1">
          <table:table-cell office:value-type="string" calcext:value-type="string">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table:table-row>
        <table:table-row table:style-name="ro1">
          <table:table-cell office:value-type="string" calcext:value-type="string">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 </text:p>
          </table:table-cell>
          <table:table-cell/>
        </table:table-row>
        <table:table-row table:style-name="ro1">
          <table:table-cell office:value-type="string" calcext:value-type="string">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table:table-row>
        <table:table-row table:style-name="ro1">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table:table-row>
        <table:table-row table:style-name="ro1">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table:table-row>
        <table:table-row table:style-name="ro1">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table:table-row>
        <table:table-row table:style-name="ro1">
          <table:table-cell office:value-type="string" calcext:value-type="string">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cell/>
        </table:table-row>
        <table:table-row table:style-name="ro1">
          <table:table-cell office:value-type="string" calcext:value-type="string">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table:table-row>
        <table:table-row table:style-name="ro1">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table:table-row>
        <table:table-row table:style-name="ro1">
          <table:table-cell office:value-type="string" calcext:value-type="string">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table:table-row>
        <table:table-row table:style-name="ro1">
          <table:table-cell office:value-type="string" calcext:value-type="string">
            <text:p>Minha irmã faleceu e eu sou o único herdeiro dela, ela tinha um carro com seguro da Liberty que venceu ontem e ela tinha bônus classe 33Eu posso renovar o seguro e aproveitar esse bônus que ela tinha ? </text:p>
          </table:table-cell>
          <table:table-cell/>
        </table:table-row>
        <table:table-row table:style-name="ro1">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table:table-row>
        <table:table-row table:style-name="ro1">
          <table:table-cell office:value-type="string" calcext:value-type="string">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table:table-row>
        <table:table-row table:style-name="ro1">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cell/>
        </table:table-row>
        <table:table-row table:style-name="ro1">
          <table:table-cell office:value-type="string" calcext:value-type="string">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table:table-row>
        <table:table-row table:style-name="ro1">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table:table-row>
        <table:table-row table:style-name="ro1">
          <table:table-cell office:value-type="string" calcext:value-type="string">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table:table-row>
        <table:table-row table:style-name="ro1">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table:table-row>
        <table:table-row table:style-name="ro1">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table:table-row>
        <table:table-row table:style-name="ro1">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table:table-row>
        <table:table-row table:style-name="ro1">
          <table:table-cell office:value-type="string" calcext:value-type="string">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table:table-row>
        <table:table-row table:style-name="ro1">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table:table-row>
        <table:table-row table:style-name="ro1">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table:table-row>
        <table:table-row table:style-name="ro1">
          <table:table-cell office:value-type="string" calcext:value-type="string">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table:table-row>
        <table:table-row table:style-name="ro1">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table:table-row>
        <table:table-row table:style-name="ro1">
          <table:table-cell office:value-type="string" calcext:value-type="string">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cell/>
        </table:table-row>
        <table:table-row table:style-name="ro1">
          <table:table-cell office:value-type="string" calcext:value-type="string">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table:table-row>
        <table:table-row table:style-name="ro1">
          <table:table-cell office:value-type="string" calcext:value-type="string">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table:table-row>
        <table:table-row table:style-name="ro1">
          <table:table-cell office:value-type="string" calcext:value-type="string">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table:table-row>
        <table:table-row table:style-name="ro1">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table:table-row>
        <table:table-row table:style-name="ro1">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table:table-row>
        <table:table-row table:style-name="ro1">
          <table:table-cell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table:table-row>
        <table:table-row table:style-name="ro1">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table:table-row>
        <table:table-row table:style-name="ro1">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table:table-row>
        <table:table-row table:style-name="ro1">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table:table-row>
        <table:table-row table:style-name="ro1">
          <table:table-cell office:value-type="string" calcext:value-type="string">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table:table-row>
        <table:table-row table:style-name="ro1">
          <table:table-cell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table:table-row>
        <table:table-row table:style-name="ro1">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table:table-row>
        <table:table-row table:style-name="ro1">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table:table-row>
        <table:table-row table:style-name="ro1">
          <table:table-cell office:value-type="string" calcext:value-type="string">
            <text:p>No dia 05/08/2024, venho por meio desta denunci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6/11/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3/03/2024, venho por meio desta reclamar não reconhecimento de danos por colisã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1/01/2024, venho por meio desta reclamar dificuldade para encerrar contrato de segu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6/2024, venho por meio desta solicit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4/05/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1/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4/08/2024, venho por meio desta reclam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8/12/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4/08/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6/03/2024, venho por meio desta reclamar solicitação de veículo reserva durante o repa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1/06/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08/2024, venho por meio desta reclam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1/06/2024, venho por meio desta reclam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8/06/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9/01/2024, venho por meio desta reclam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9/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9/12/2024, venho por meio desta denunciar solicitação de veículo reserva durante o repa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6/11/2024, venho por meio desta reclam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4/03/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1/06/2024, venho por meio desta solicit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8/11/2024, venho por meio desta reclam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8/11/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04/2024, venho por meio desta solicit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10/2024, venho por meio desta reclam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0/07/2024, venho por meio desta denunci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5/05/2024, venho por meio desta reclam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5/08/2024, venho por meio desta solicit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6/03/2024, venho por meio desta denunciar dificuldade para encerrar contrato de segu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9/11/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7/09/2024, venho por meio desta denunci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1/12/2024, venho por meio desta denunci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7/06/2024, venho por meio desta reclamar mudança no valor da apólice sem aviso prévi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7/08/2024, venho por meio desta reclamar dificuldade para encerrar contrato de segu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4/10/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0/07/2024, venho por meio desta reclamar problemas com a franquia para consert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11/2024, venho por meio desta denunci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6/07/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2/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6/12/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7/02/2024, venho por meio desta reclam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4/06/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10/2024, venho por meio desta reclamar não reconhecimento de danos por colisã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6/06/2024, venho por meio desta reclam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2/05/2024, venho por meio desta solicitar não reconhecimento de danos por colisã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8/07/2024, venho por meio desta denunci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1/08/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4/06/2024, venho por meio desta denunci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3/02/2024, venho por meio desta solicitar atendimento inadequado do serviço de chavei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3/09/2024, venho por meio desta solicit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6/08/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5/08/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1/02/2024, venho por meio desta reclam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7/03/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7/06/2024, venho por meio desta reclam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4/02/2024, venho por meio desta solicitar dificuldade para encerrar contrato de segu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9/03/2024, venho por meio desta solicit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2/09/2024, venho por meio desta solicit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06/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3/01/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5/07/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3/06/2024, venho por meio desta reclam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2/07/2024, venho por meio desta reclam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1/05/2024, venho por meio desta denunci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0/07/2024, venho por meio desta solicitar mudança no valor da apólice sem aviso prévi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03/2024, venho por meio desta denunci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8/07/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3/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2/2024, venho por meio desta solicitar problemas com a franquia para consert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7/12/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4/07/2024, venho por meio desta reclam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3/09/2024, venho por meio desta solicit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5/03/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1/2024, venho por meio desta reclam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6/03/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5/01/2024, venho por meio desta solicit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5/10/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4/11/2024, venho por meio desta solicit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8/09/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11/2024, venho por meio desta denunci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9/06/2024, venho por meio desta denunciar dificuldade para encerrar contrato de segu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09/2024, venho por meio desta reclam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5/11/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1/04/2024, venho por meio desta solicit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8/07/2024, venho por meio desta reclam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8/02/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7/01/2024, venho por meio desta denunci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9/09/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2/02/2024, venho por meio desta solicit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6/09/2024, venho por meio desta denunci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2/11/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4/08/2024, venho por meio desta solicit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06/2024, venho por meio desta denunci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7/07/2024, venho por meio desta reclamar mudança no valor da apólice sem aviso prévi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0/10/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9/12/2024, venho por meio desta solicit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9/06/2024, venho por meio desta solicit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3/04/2024, venho por meio desta denunci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4/10/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0/05/2024, venho por meio desta reclam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5/01/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3/02/2024, venho por meio desta denunci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12/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2/09/2024, venho por meio desta solicitar dificuldade para encerrar contrato de segu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03/2024, venho por meio desta reclam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5/06/2024, venho por meio desta solicit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04/2024, venho por meio desta solicit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8/06/2024, venho por meio desta reclam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1/07/2024, venho por meio desta solicit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9/03/2024, venho por meio desta solicit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4/04/2024, venho por meio desta solicit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5/10/2024, venho por meio desta solicit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4/09/2024, venho por meio desta solicit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3/09/2024, venho por meio desta reclam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7/02/2024, venho por meio desta denunci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2/08/2024, venho por meio desta denunciar solicitação de veículo reserva durante o repa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0/06/2024, venho por meio desta denunci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8/11/2024, venho por meio desta reclamar atendimento inadequado do serviço de chavei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3/07/2024, venho por meio desta reclam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1/02/2024, venho por meio desta solicit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6/11/2024, venho por meio desta reclam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7/06/2024, venho por meio desta reclam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7/02/2024, venho por meio desta solicitar problemas com a franquia para consert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12/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4/01/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3/03/2024, venho por meio desta reclam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10/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5/11/2024, venho por meio desta reclam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2/12/2024, venho por meio desta reclam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5/08/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5/10/2024, venho por meio desta solicit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03/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4/06/2024, venho por meio desta reclam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3/12/2024, venho por meio desta solicit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02/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0/07/2024, venho por meio desta solicitar solicitação de veículo reserva durante o repa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5/06/2024, venho por meio desta denunci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3/07/2024, venho por meio desta solicit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2/08/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1/07/2024, venho por meio desta denunci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5/02/2024, venho por meio desta reclam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4/06/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4/11/2024, venho por meio desta reclamar não reconhecimento de danos por colisã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0/05/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0/06/2024, venho por meio desta denunci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7/11/2024, venho por meio desta solicit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2/03/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1/03/2024, venho por meio desta solicit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6/01/2024, venho por meio desta denunci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1/07/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7/10/2024, venho por meio desta solicitar solicitação de veículo reserva durante o repa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3/01/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6/03/2024, venho por meio desta solicit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1/09/2024, venho por meio desta denunciar solicitação de indenização por roub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2/06/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3/10/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6/05/2024, venho por meio desta reclam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7/02/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4/08/2024, venho por meio desta reclamar solicitação de veículo reserva durante o repa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0/07/2024, venho por meio desta denunci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2/12/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6/01/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1/12/2024, venho por meio desta denunci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5/01/2024, venho por meio desta reclam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4/02/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0/07/2024, venho por meio desta reclam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2/07/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4/01/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7/09/2024, venho por meio desta reclamar dificuldade para encerrar contrato de segu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2/12/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2/11/2024, venho por meio desta reclamar dificuldade para encerrar contrato de segu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4/06/2024, venho por meio desta reclam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6/08/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04/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6/09/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5/10/2024, venho por meio desta solicit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9/07/2024, venho por meio desta denunci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8/04/2024, venho por meio desta solicit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2/10/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3/03/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2/04/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6/01/2024, venho por meio desta denunciar reclamação por atraso na abertura de sinist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8/04/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6/08/2024, venho por meio desta solicit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9/02/2024, venho por meio desta denunci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8/11/2024, venho por meio desta denunciar pedido de reembolso por falha no atendimento 24 horas.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7/06/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2/11/2024, venho por meio desta reclam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4/09/2024, venho por meio desta solicitar problemas com a franquia para conserto do veícul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2/07/2024, venho por meio desta solicit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2/11/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0/03/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8/06/2024, venho por meio desta solicit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3/05/2024, venho por meio desta denunciar dificuldade para encerrar contrato de segu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1/02/2024, venho por meio desta reclamar atendimento inadequado do serviço de chavei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0/04/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7/09/2024, venho por meio desta denunci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3/12/2024, venho por meio desta solicitar atendimento inadequado do serviço de chavei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6/02/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1/12/2024, venho por meio desta denunciar dificuldade para encerrar contrato de segu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6/01/2024, venho por meio desta denunciar não reconhecimento de danos por colisã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5/09/2024, venho por meio desta denunciar problemas com a franquia para consert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2/07/2024, venho por meio desta reclam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9/06/2024, venho por meio desta solicitar alteração de apólice para inclusão de cobertura adicional.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7/03/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1/01/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3/02/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5/10/2024, venho por meio desta reclamar dificuldade para encerrar contrato de segu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4/01/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3/12/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1/03/2024, venho por meio desta solicitar não reconhecimento de danos por colisã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6/03/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4/11/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8/09/2024, venho por meio desta denunciar solicitação de veículo reserva durante o repar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15/07/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9/11/2024, venho por meio desta denunci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1/04/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6/04/2024, venho por meio desta denunci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8/10/2024, venho por meio desta solicitar alteração de apólice para inclusão de cobertura adicional.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1/03/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4/01/2024, venho por meio desta reclamar não reconhecimento de danos por colisã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09/02/2024, venho por meio desta reclamar mudança no valor da apólice sem aviso prévi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4/12/2024, venho por meio desta reclam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14/01/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3/10/2024, venho por meio desta solicitar mudança no valor da apólice sem aviso prévio. Minha apólice é o número 123. Após contato com a seguradora, não obtive resposta. Espero uma solução imediata para evitar maiores transtornos.</text:p>
          </table:table-cell>
          <table:table-cell/>
        </table:table-row>
        <table:table-row table:style-name="ro1">
          <table:table-cell office:value-type="string" calcext:value-type="string">
            <text:p>No dia 21/07/2024, venho por meio desta denunci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8/09/2024, venho por meio desta reclamar reclamação por atraso na abertura de sinistr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7/07/2024, venho por meio desta solicitar atendimento inadequado do serviço de chavei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05/10/2024, venho por meio desta solicitar reclamação por atraso na abertura de sinistro.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27/04/2024, venho por meio desta solicitar pedido de reembolso por falha no atendimento 24 horas.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28/10/2024, venho por meio desta solicitar não reconhecimento de danos por colisão. Minha apólice é o número 123. Após contato com a seguradora, houve divergência nas informações. Espero uma solução imediata para evitar maiores transtornos.</text:p>
          </table:table-cell>
          <table:table-cell/>
        </table:table-row>
        <table:table-row table:style-name="ro1">
          <table:table-cell office:value-type="string" calcext:value-type="string">
            <text:p>No dia 07/08/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cell/>
        </table:table-row>
        <table:table-row table:style-name="ro1">
          <table:table-cell office:value-type="string" calcext:value-type="string">
            <text:p>No dia 10/06/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7T17:28:38.182472061</dc:date>
    <meta:editing-duration>PT1M41S</meta:editing-duration>
    <meta:editing-cycles>1</meta:editing-cycles>
    <meta:document-statistic meta:table-count="1" meta:cell-count="376" meta:object-count="0"/>
  </office:meta>
</office:document-meta>
</file>